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4181a4fb-4340-63b3-8ffc-4ff23790d7fd"/>EJ222PJ Bild-blogg projekt.</text:p>
      <text:p text:style-name="Text_20_body"/>
      <text:p text:style-name="P1">Kunden vill ha en bild-blogg där en användare eller admin lägger upp bilder på samma sida som sedan kan kommenteras eller tas bort och den ska klara av ett visst antal Användningsfall.</text:p>
      <text:p text:style-name="Text_20_body"/>
      <text:p text:style-name="P3">Use-case 1</text:p>
      <text:p text:style-name="P1">En admin ska registreras på bloggen.</text:p>
      <text:p text:style-name="Text_20_body"/>
      <text:p text:style-name="P3">Use-case 2</text:p>
      <text:p text:style-name="P1">Flera användare ska kunna registrera sig med kontonamn och lösenord och logga in på sitt konto.</text:p>
      <text:p text:style-name="Text_20_body"/>
      <text:p text:style-name="P3">Use-case 3</text:p>
      <text:p text:style-name="P1">En inloggad användare och admin ska kunna byta lösenord när den vill.</text:p>
      <text:p text:style-name="Text_20_body"/>
      <text:p text:style-name="P3">Use-case 4 </text:p>
      <text:p text:style-name="P1">En inloggad användare och admin kan ladda upp en bild till ett standard mått tillsammans med valfri text och rubrik.</text:p>
      <text:p text:style-name="Text_20_body"/>
      <text:p text:style-name="P3">Use-case 5</text:p>
      <text:p text:style-name="P1">Användare kan ta bort sina egna inlägg och admin kan ta bort allas inlägg.</text:p>
      <text:p text:style-name="Text_20_body"/>
      <text:p text:style-name="P3">Use-case 6 </text:p>
      <text:p text:style-name="P1">Admin och användare kan kommentera på andras och sina egna bilder.</text:p>
      <text:p text:style-name="Text_20_body"/>
      <text:p text:style-name="P3">Use-case 7 </text:p>
      <text:p text:style-name="P1">Användare ska kunna ta bort sina egna kommentarer. Admin kan ta bort allas kommentarer.</text:p>
      <text:p text:style-name="Text_20_body"/>
      <text:p text:style-name="P3">Use-case 8</text:p>
      <text:p text:style-name="P1">Om en användare eller admin trycker på en bild ska man se den i fullskala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S</meta:editing-duration>
    <meta:editing-cycles>3</meta:editing-cycles>
    <meta:generator>OpenOffice/4.0.1$Win32 OpenOffice.org_project/401m5$Build-9714</meta:generator>
    <dc:date>2014-10-24T19:51:24.02</dc:date>
    <meta:document-statistic meta:table-count="0" meta:image-count="0" meta:object-count="0" meta:page-count="1" meta:paragraph-count="19" meta:word-count="159" meta:character-count="912"/>
    <dc:creator>Eric Sjöström</dc:creator>
    <meta:user-defined meta:name="Info 1"/>
    <meta:user-defined meta:name="Info 2"/>
    <meta:user-defined meta:name="Info 3"/>
    <meta:user-defined meta:name="Info 4"/>
  </office:meta>
</office:document-meta>
</file>